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tyle="normal" style:font-style-asian="normal" style:font-style-complex="normal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Default_20_Text">
      <style:text-properties style:font-name="Times New Roman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Default_20_Text">
      <style:text-properties style:font-name="Times New Roman" fo:font-size="10pt" style:font-size-asian="10pt" style:font-size-complex="10pt"/>
    </style:style>
    <style:style style:name="P19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Times New Roman" fo:font-style="italic" style:font-style-asian="italic" style:font-style-complex="italic"/>
    </style:style>
    <style:style style:name="P21" style:family="paragraph" style:parent-style-name="Standard">
      <style:text-properties style:font-name="Times New Roman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Times New Roman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idprof5 = {mycompany_idprof5}</text:p>
      <text:p text:style-name="P5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idprof5 = {company_idprof5}</text:p>
      <text:p text:style-name="P5">company_idprof6 = {company_idprof6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<text:soft-page-break/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source_invoice_ref = {object_source_invoice_ref}</text:p>
      <text:p text:style-name="P5">object_ref_customer = {object_ref_customer}</text:p>
      <text:p text:style-name="P5">object_ref_supplier = {object_ref_supplier}</text:p>
      <text:p text:style-name="P5">object_date = {object_date}</text:p>
      <text:p text:style-name="P5">object_date_limit = {object_date_limit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total_discount_ht = {object_total_discount_ht}</text:p>
      <text:p text:style-name="P5">object_vatrate = {object_vatrate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object_already_payed = {object_already_payed}</text:p>
      <text:p text:style-name="P5">object_remain_to_pay = {object_remain_to_pay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21">Linked Objects:</text:p>
      <text:p text:style-name="Default_20_Text"><text:span text:style-name="T6">If a proposal is linked with invoice, those data can be shown. </text:span>This is a list of other tags that will be replaced with correct values (tags between {}) :</text:p>
      <text:p text:style-name="P18">propal_id = {propal_id}</text:p>
      <text:p text:style-name="P18">propal_ref = {propal_ref}</text:p>
      <text:p text:style-name="P18">propal_ref_customer = {propal_ref_customer}</text:p>
      <text:p text:style-name="P18">propal_date = {propal_date}</text:p>
      <text:p text:style-name="P18"><text:soft-page-break/>propal_date_end = {propal_date_end} </text:p>
      <text:p text:style-name="P18">propal_date_creation = {propal_date_creation}</text:p>
      <text:p text:style-name="P18">propal_date_validation = {propal_date_validation}</text:p>
      <text:p text:style-name="P18">propal_total_ht = {propal_total_ht}</text:p>
      <text:p text:style-name="P18">propal_total_vat = {propal_total_vat}</text:p>
      <text:p text:style-name="P18">propal_total_ttc = {propal_total_ttc}</text:p>
      <text:p text:style-name="P18">propal_payment_mode = {propal_payment_mode}</text:p>
      <text:p text:style-name="P18">propal_payment_term = {propal_payment_term}</text:p>
      <text:p text:style-name="P18">propal_note_private = {propal_note_private}</text:p>
      <text:p text:style-name="P18">propal_note = {propal_note}</text:p>
      <text:p text:style-name="P18">free_text = {free_text}</text:p>
      <text:p text:style-name="P19">...</text:p>
      <text:p text:style-name="P17"/>
      <text:p text:style-name="P17">Proposal extrafields can be used with propal_options_xxx where xxx is the extrafield name defined in configuration.</text:p>
      <text:p text:style-name="P17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3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Text" style:display-name="Default Text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5T23:57:46</dc:date>
    <meta:editing-duration>PT5H16M42S</meta:editing-duration>
    <meta:editing-cycles>54</meta:editing-cycles>
    <meta:generator>LibreOffice/3.5$Linux_x86 LibreOffice_project/350m1$Build-2</meta:generator>
    <meta:document-statistic meta:table-count="1" meta:image-count="0" meta:object-count="0" meta:page-count="3" meta:paragraph-count="127" meta:word-count="468" meta:character-count="4512" meta:non-whitespace-character-count="4165"/>
  </office:meta>
</office:document-meta>
</file>